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cm" fo:min-width="3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75cm" fo:min-width="2.55cm"/>
    </style:style>
    <style:style style:name="gr4" style:family="graphic" style:parent-style-name="standard">
      <style:graphic-properties draw:marker-end="Arrow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style:text-underline-style="solid" style:text-underline-width="auto" style:text-underline-color="font-color"/>
    </style:style>
    <style:style style:name="P4" style:family="paragraph">
      <loext:graphic-properties draw:fill="none" draw:fill-color="#ffffff"/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7cm" svg:height="5.1cm" svg:x="6.9cm" svg:y="3.3cm">
          <text:p text:style-name="P1">Ingreso por teclado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" draw:id="id2" draw:layer="layout" svg:width="7cm" svg:height="5.1cm" svg:x="6.6cm" svg:y="11.8cm">
          <text:p text:style-name="P1">Esperando</text:p>
          <text:p text:style-name="P1">Inpu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0.4cm" svg:y1="8.4cm" svg:x2="10.1cm" svg:y2="11.8cm" draw:start-shape="id1" draw:start-glue-point="6" draw:end-shape="id2" draw:end-glue-point="4" svg:d="M10400 8400v1701h-300v1699" svg:viewBox="0 0 301 3401">
          <text:p/>
        </draw:connector>
        <draw:custom-shape draw:style-name="gr3" draw:text-style-name="P1" xml:id="id3" draw:id="id3" draw:layer="layout" svg:width="6.1cm" svg:height="6cm" svg:x="7.3cm" svg:y="20.1cm">
          <text:p text:style-name="P1">Esta bloquead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line-skew="10.898cm" svg:x1="13.6cm" svg:y1="14.35cm" svg:x2="13.9cm" svg:y2="5.85cm" draw:start-shape="id2" draw:start-glue-point="7" draw:end-shape="id1" draw:end-glue-point="7" svg:d="M13600 14350h11700v-8500h-11400" svg:viewBox="0 0 11701 8501">
          <text:p/>
        </draw:connector>
        <draw:connector draw:style-name="gr4" draw:text-style-name="P1" draw:layer="layout" draw:line-skew="10.898cm" svg:x1="13.4cm" svg:y1="23.1cm" svg:x2="13.9cm" svg:y2="5.85cm" draw:start-shape="id3" draw:start-glue-point="7" draw:end-shape="id1" draw:end-glue-point="7" svg:d="M13400 23100h11900v-17250h-11400" svg:viewBox="0 0 11901 17251">
          <text:p text:style-name="P1"/>
        </draw:connector>
        <draw:connector draw:style-name="gr2" draw:text-style-name="P1" draw:layer="layout" svg:x1="10.1cm" svg:y1="16.9cm" svg:x2="10.35cm" svg:y2="20.1cm" draw:start-shape="id2" draw:start-glue-point="6" draw:end-shape="id3" draw:end-glue-point="4" svg:d="M10100 16900v1601h250v1599" svg:viewBox="0 0 251 3201">
          <text:p/>
        </draw:connector>
        <draw:frame draw:style-name="gr5" draw:text-style-name="P2" draw:layer="layout" svg:width="1.065cm" svg:height="0.962cm" svg:x="13.335cm" svg:y="13cm">
          <draw:text-box>
            <text:p>Si</text:p>
          </draw:text-box>
        </draw:frame>
        <draw:frame draw:style-name="gr6" draw:text-style-name="P4" draw:layer="layout" svg:width="1.311cm" svg:height="0.962cm" svg:x="8.5cm" svg:y="17cm">
          <draw:text-box>
            <text:p text:style-name="P3">No</text:p>
          </draw:text-box>
        </draw:frame>
        <draw:frame draw:style-name="gr5" draw:text-style-name="P2" draw:layer="layout" svg:width="1.065cm" svg:height="0.962cm" svg:x="13.335cm" svg:y="21.8cm">
          <draw:text-box>
            <text:p>Si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14T11:47:34.926000000</meta:creation-date>
    <dc:date>2020-06-14T11:54:23.379000000</dc:date>
    <meta:editing-duration>PT6M50S</meta:editing-duration>
    <meta:editing-cycles>1</meta:editing-cycles>
    <meta:document-statistic meta:object-count="10"/>
    <meta:generator>LibreOffice/6.3.1.2$Windows_X86_64 LibreOffice_project/b79626edf0065ac373bd1df5c28bd630b4424273</meta:generator>
  </office:meta>
</office:document-meta>
</file>